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9.5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2" table:default-cell-style-name="ce2"/>
        <table:table-column table:style-name="co5" table:number-columns-repeated="251" table:default-cell-style-name="ce2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Activity</text:p>
          </table:table-cell>
          <table:table-cell table:style-name="ce3" office:value-type="string">
            <text:p>Short Description</text:p>
          </table:table-cell>
          <table:table-cell table:style-name="ce1" office:value-type="string">
            <text:p>Link to Long Description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documentation</text:p>
          </table:table-cell>
          <table:table-cell table:style-name="ce1" office:value-type="string">
            <text:p>refuri</text:p>
          </table:table-cell>
          <table:table-cell table:number-columns-repeated="252"/>
        </table:table-row>
        <table:table-row table:style-name="ro2">
          <table:table-cell office:value-type="string">
            <text:p>Writing</text:p>
          </table:table-cell>
          <table:table-cell office:value-type="string">
            <text:p>Initial research</text:p>
          </table:table-cell>
          <table:table-cell office:value-type="string">
            <text:p>Research is defined as human activity based on intellectual application in the investigation of matter.</text:p>
          </table:table-cell>
          <table:table-cell office:value-type="string">
            <text:p>http://en.wikipedia.org/wiki/Research</text:p>
          </table:table-cell>
          <table:table-cell table:number-columns-repeated="252"/>
        </table:table-row>
        <table:table-row table:style-name="ro3">
          <table:table-cell office:value-type="string">
            <text:p>Writing</text:p>
          </table:table-cell>
          <table:table-cell office:value-type="string">
            <text:p>Write article</text:p>
          </table:table-cell>
          <table:table-cell office:value-type="string">
            <text:p>An article is a stand-alone section of a larger written work. These nonfictional prose compositions appear in magazines, newspapers, academic journals, the Internet or any other type of publication.</text:p>
          </table:table-cell>
          <table:table-cell office:value-type="string">
            <text:p>http://en.wikipedia.org/wiki/Article_(publishing)</text:p>
          </table:table-cell>
          <table:table-cell table:number-columns-repeated="252"/>
        </table:table-row>
        <table:table-row table:style-name="ro4">
          <table:table-cell office:value-type="string">
            <text:p>Reviewing</text:p>
          </table:table-cell>
          <table:table-cell office:value-type="string">
            <text:p>Send copy to Reviewer</text:p>
          </table:table-cell>
          <table:table-cell office:value-type="string">
            <text:p>Copying is the duplication of information or an artifact based only on an instance of that information or artifact, and not using the process that originally generated it.</text:p>
          </table:table-cell>
          <table:table-cell office:value-type="string">
            <text:p>http://en.wikipedia.org/wiki/Copying</text:p>
          </table:table-cell>
          <table:table-cell table:number-columns-repeated="252"/>
        </table:table-row>
        <table:table-row table:style-name="ro1">
          <table:table-cell office:value-type="string">
            <text:p>Reviewing</text:p>
          </table:table-cell>
          <table:table-cell office:value-type="string">
            <text:p>Incorporate corrections</text:p>
          </table:table-cell>
          <table:table-cell office:value-type="string">
            <text:p>Improve means to make something better.</text:p>
          </table:table-cell>
          <table:table-cell office:value-type="string">
            <text:p>http://en.wikipedia.org/wiki/Improve</text:p>
          </table:table-cell>
          <table:table-cell table:number-columns-repeated="252"/>
        </table:table-row>
        <table:table-row table:style-name="ro1">
          <table:table-cell office:value-type="string">
            <text:p>Reviewing</text:p>
          </table:table-cell>
          <table:table-cell office:value-type="string">
            <text:p>Review article</text:p>
          </table:table-cell>
          <table:table-cell office:value-type="string">
            <text:p>A review is an evaluation of a publication</text:p>
          </table:table-cell>
          <table:table-cell office:value-type="string">
            <text:p>http://en.wikipedia.org/wiki/Review</text:p>
          </table:table-cell>
          <table:table-cell table:number-columns-repeated="252"/>
        </table:table-row>
        <table:table-row table:style-name="ro4">
          <table:table-cell office:value-type="string">
            <text:p>Reviewing</text:p>
          </table:table-cell>
          <table:table-cell office:value-type="string">
            <text:p>Send corrections to Author</text:p>
          </table:table-cell>
          <table:table-cell office:value-type="string">
            <text:p>Correction, via the identical French from the Latin corrigĕre 'to make straight (again)', is an action to rectify, to make right a wrong.</text:p>
          </table:table-cell>
          <table:table-cell office:value-type="string">
            <text:p>http://en.wikipedia.org/wiki/Correction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Send to Publisher</text:p>
          </table:table-cell>
          <table:table-cell office:value-type="string">
            <text:p>Publishing is the process of production and dissemination of literature or information – the activity of making information available for public view.</text:p>
          </table:table-cell>
          <table:table-cell office:value-type="string">
            <text:p>http://en.wikipedia.org/wiki/Publishing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Publish article</text:p>
          </table:table-cell>
          <table:table-cell office:value-type="string">
            <text:p>Publishing is the process of production and dissemination of literature or information – the activity of making information available for public view.</text:p>
          </table:table-cell>
          <table:table-cell office:value-type="string">
            <text:p>http://en.wikipedia.org/wiki/Publishing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Insert article into CMS</text:p>
          </table:table-cell>
          <table:table-cell office:value-type="string">
            <text:p>A content management system (CMS) is a computer application used to create, edit, manage, search and publish various kinds of digital media and electronic text.</text:p>
          </table:table-cell>
          <table:table-cell office:value-type="string">
            <text:p>http://en.wikipedia.org/wiki/Content_management_system</text:p>
          </table:table-cell>
          <table:table-cell table:number-columns-repeated="252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.04.2009</text:date>, <text:time>21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4-27T21:54:27</dc:date>
    <meta:editing-cycles>2</meta:editing-cycles>
    <meta:editing-duration>PT7H13M43S</meta:editing-duration>
    <meta:user-defined meta:name="Info 1"/>
    <meta:user-defined meta:name="Info 2"/>
    <meta:user-defined meta:name="Info 3"/>
    <meta:user-defined meta:name="Info 4"/>
    <meta:document-statistic meta:table-count="1" meta:cell-count="44"/>
  </office:meta>
</office:document-meta>
</file>